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5.01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3">
          <table:table-cell office:value-type="string">
            <text:p>Vout</text:p>
          </table:table-cell>
          <table:table-cell office:value-type="float" office:value="5.3">
            <text:p>5.3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3">
          <table:table-cell office:value-type="string">
            <text:p>Vin</text:p>
          </table:table-cell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3">
          <table:table-cell office:value-type="string">
            <text:p>dV</text:p>
          </table:table-cell>
          <table:table-cell table:formula="of:=[.B2]-[.B1]" office:value-type="float" office:value="19.7">
            <text:p>19.7</text:p>
          </table:table-cell>
          <table:table-cell table:number-columns-repeated="4"/>
        </table:table-row>
        <table:table-row table:style-name="ro3">
          <table:table-cell office:value-type="string">
            <text:p>F</text:p>
          </table:table-cell>
          <table:table-cell table:style-name="ce1" office:value-type="float" office:value="1250000">
            <text:p>1.25E+006</text:p>
          </table:table-cell>
          <table:table-cell office:value-type="string">
            <text:p>Hz</text:p>
          </table:table-cell>
          <table:table-cell table:number-columns-repeated="3"/>
        </table:table-row>
        <table:table-row table:style-name="ro3">
          <table:table-cell office:value-type="string">
            <text:p>Iout</text:p>
          </table:table-cell>
          <table:table-cell office:value-type="float" office:value="0.2">
            <text:p>0.2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ripple_current_fraction</text:p>
          </table:table-cell>
          <table:table-cell table:formula="of:=1/3" office:value-type="float" office:value="0.333333333333333">
            <text:p>0.3333333333</text:p>
          </table:table-cell>
          <table:table-cell table:number-columns-repeated="4"/>
        </table:table-row>
        <table:table-row table:style-name="ro3">
          <table:table-cell office:value-type="string">
            <text:p>ripple_current</text:p>
          </table:table-cell>
          <table:table-cell table:formula="of:=[.B5]*[.B6]" office:value-type="float" office:value="0.0666666666666667">
            <text:p>0.0666666667</text:p>
          </table:table-cell>
          <table:table-cell table:number-columns-repeated="4"/>
        </table:table-row>
        <table:table-row table:style-name="ro3">
          <table:table-cell office:value-type="string">
            <text:p>Output power</text:p>
          </table:table-cell>
          <table:table-cell table:formula="of:=[.B1]*[.B5]" office:value-type="float" office:value="1.06">
            <text:p>1.06</text:p>
          </table:table-cell>
          <table:table-cell office:value-type="string">
            <text:p>W</text:p>
          </table:table-cell>
          <table:table-cell table:number-columns-repeated="3"/>
        </table:table-row>
        <table:table-row table:style-name="ro3">
          <table:table-cell office:value-type="string">
            <text:p>L</text:p>
          </table:table-cell>
          <table:table-cell table:formula="of:=(([.B2]-[.B1])*[.B1])/([.B2]*[.B7]*[.B4])" office:value-type="float" office:value="0.0000501168">
            <text:p>5.01168E-005</text:p>
          </table:table-cell>
          <table:table-cell office:value-type="string">
            <text:p>H</text:p>
          </table:table-cell>
          <table:table-cell table:formula="of:=[.B9]*1000000" office:value-type="float" office:value="50.1168">
            <text:p>50.1168</text:p>
          </table:table-cell>
          <table:table-cell office:value-type="string">
            <text:p>uH</text:p>
          </table:table-cell>
          <table:table-cell office:value-type="string">
            <text:p>use coilcraft LPS4018-473MR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Coil resistance</text:p>
          </table:table-cell>
          <table:table-cell office:value-type="float" office:value="0.65">
            <text:p>0.65</text:p>
          </table:table-cell>
          <table:table-cell office:value-type="string">
            <text:p>ohms</text:p>
          </table:table-cell>
          <table:table-cell table:number-columns-repeated="3"/>
        </table:table-row>
        <table:table-row table:style-name="ro3">
          <table:table-cell office:value-type="string">
            <text:p>copper loss</text:p>
          </table:table-cell>
          <table:table-cell table:formula="of:=[.B5]^2 *[.B11]" office:value-type="float" office:value="0.026">
            <text:p>0.026</text:p>
          </table:table-cell>
          <table:table-cell table:number-columns-repeated="4"/>
        </table:table-row>
        <table:table-row table:style-name="ro3">
          <table:table-cell office:value-type="string">
            <text:p>copper loss fract op</text:p>
          </table:table-cell>
          <table:table-cell table:style-name="ce2" table:formula="of:=[.B12]/[.B8]" office:value-type="percentage" office:value="0.0245283018867925">
            <text:p>2.45%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Voltage loss</text:p>
          </table:table-cell>
          <table:table-cell table:formula="of:=[.B5]*[.B11]" office:value-type="float" office:value="0.13">
            <text:p>0.13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3">
          <table:table-cell office:value-type="string">
            <text:p>Output Cap </text:p>
          </table:table-cell>
          <table:table-cell table:style-name="ce1" office:value-type="float" office:value="0.0000022">
            <text:p>2.20E-006</text:p>
          </table:table-cell>
          <table:table-cell table:number-columns-repeated="4"/>
        </table:table-row>
        <table:table-row table:style-name="ro3">
          <table:table-cell office:value-type="string">
            <text:p>Cap ESR</text:p>
          </table:table-cell>
          <table:table-cell office:value-type="float" office:value="0.1">
            <text:p>0.1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3">
          <table:table-cell office:value-type="string">
            <text:p>Vripple</text:p>
          </table:table-cell>
          <table:table-cell table:formula="of:=[.B7]*([.B17]+(1/(8*[.B4]*[.B16])))" office:value-type="float" office:value="0.0096969696969697">
            <text:p>0.0096969697</text:p>
          </table:table-cell>
          <table:table-cell/>
          <table:table-cell table:formula="of:=[.B18]*1000" office:value-type="float" office:value="9.6969696969697">
            <text:p>9.696969697</text:p>
          </table:table-cell>
          <table:table-cell office:value-type="string">
            <text:p>mV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FB voltage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3">
          <table:table-cell office:value-type="string">
            <text:p>R1 (FB to Vout)</text:p>
          </table:table-cell>
          <table:table-cell table:formula="of:=(([.B1]*[.B22])/[.B20])-[.B22]" office:value-type="float" office:value="4125.33333333333">
            <text:p>4125.3333333333</text:p>
          </table:table-cell>
          <table:table-cell table:number-columns-repeated="4"/>
        </table:table-row>
        <table:table-row table:style-name="ro3">
          <table:table-cell office:value-type="string">
            <text:p>R2 FB to gnd</text:p>
          </table:table-cell>
          <table:table-cell office:value-type="float" office:value="680">
            <text:p>68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R1+R2 &lt; Vout*10^3 ?</text:p>
          </table:table-cell>
          <table:table-cell table:formula="of:=IF([.B21]+[.B22] &lt; [.B1] * 1000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Csp</text:p>
          </table:table-cell>
          <table:table-cell table:formula="of:=(4700*0.15)/([.B21]*1000000)" office:value-type="float" office:value="0.000000170895281189399">
            <text:p>1.70895281189399E-007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io LC filter s</text:p>
          </table:table-cell>
          <table:table-cell table:number-columns-repeated="5"/>
        </table:table-row>
        <table:table-row table:style-name="ro3">
          <table:table-cell office:value-type="string">
            <text:p>L</text:p>
          </table:table-cell>
          <table:table-cell table:style-name="ce1" office:value-type="float" office:value="0.0000022">
            <text:p>2.20E-006</text:p>
          </table:table-cell>
          <table:table-cell table:number-columns-repeated="4"/>
        </table:table-row>
        <table:table-row table:style-name="ro3">
          <table:table-cell office:value-type="string">
            <text:p>C</text:p>
          </table:table-cell>
          <table:table-cell table:style-name="ce1" office:value-type="float" office:value="0.0000001">
            <text:p>1.00E-007</text:p>
          </table:table-cell>
          <table:table-cell table:number-columns-repeated="4"/>
        </table:table-row>
        <table:table-row table:style-name="ro3">
          <table:table-cell office:value-type="string">
            <text:p>Fc</text:p>
          </table:table-cell>
          <table:table-cell table:formula="of:=1/(2*PI()*SQRT([.B29]*[.B30]))" office:value-type="float" office:value="339319.478787285">
            <text:p>339319.478787285</text:p>
          </table:table-cell>
          <table:table-cell/>
          <table:table-cell table:formula="of:=[.B31]/1000000" office:value-type="float" office:value="0.339319478787285">
            <text:p>0.3393194788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>
            <text:p>Diode</text:p>
          </table:table-cell>
          <table:table-cell table:number-columns-repeated="5"/>
        </table:table-row>
        <table:table-row table:style-name="ro3">
          <table:table-cell office:value-type="string">
            <text:p>Breakdown Voltage </text:p>
          </table:table-cell>
          <table:table-cell table:formula="of:=[.B2]*1.25" office:value-type="float" office:value="31.25">
            <text:p>31.2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3">
          <table:table-cell office:value-type="string">
            <text:p>Current rating</text:p>
          </table:table-cell>
          <table:table-cell table:formula="of:=[.B5]" office:value-type="float" office:value="0.2">
            <text:p>0.2</text:p>
          </table:table-cell>
          <table:table-cell office:value-type="string">
            <text:p>V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1-23T22:35:14</meta:creation-date>
    <dc:date>2014-11-24T13:05:52</dc:date>
    <dc:creator>Andy </dc:creator>
    <meta:editing-duration>PT6H4M56S</meta:editing-duration>
    <meta:editing-cycles>7</meta:editing-cycles>
    <meta:generator>LibreOffice/3.5$Linux_x86 LibreOffice_project/350m1$Build-2</meta:generator>
    <meta:document-statistic meta:table-count="3" meta:cell-count="72" meta:object-count="0"/>
  </office:meta>
</office:document-meta>
</file>